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officeooo:rsid="001e2d89" officeooo:paragraph-rsid="001e2d89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f5be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f5be3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Usando la herramienta duplicity , realiza una copia completa de una carpeta que</text:p>
      <text:p text:style-name="P2">contenga muchos archivos. El destino de la copia debe ser tu servidor NAS via FTP.</text:p>
      <text:p text:style-name="P2">Escribe los comando que has usado:</text:p>
      <text:p text:style-name="Standard"/>
      <text:p text:style-name="Standard">export PASSPHRASE=SomeLongGeneratedHardToCrackKey</text:p>
      <text:p text:style-name="Standard">export FTP_PASSWORD=WhateverPasswordYouSetUp</text:p>
      <text:p text:style-name="Standard">duplicity <text:span text:style-name="T1">full</text:span> /etc ftp://FtpUserID@ftp.domain.com/etc</text:p>
      <text:p text:style-name="Standard">unset PASSPHRASE</text:p>
      <text:p text:style-name="Standard">unset FTP_PASSWORD</text:p>
      <text:p text:style-name="Standard"/>
      <text:p text:style-name="P2">2. Añade más ficheros a la carpeta. Realiza una nueva copia, pero en este caso</text:p>
      <text:p text:style-name="P2">incremental.</text:p>
      <text:p text:style-name="P2">Escribe los comando que has usado:</text:p>
      <text:p text:style-name="Standard">export PASSPHRASE=SomeLongGeneratedHardToCrackKey</text:p>
      <text:p text:style-name="Standard">export FTP_PASSWORD=WhateverPasswordYouSetUp</text:p>
      <text:p text:style-name="Standard">duplicity full <text:span text:style-name="T2">etc</text:span><text:span text:style-name="T3">/</text:span><text:span text:style-name="T4">archivos/</text:span> ftp://FtpUserID@ftp.domain.com/etc</text:p>
      <text:p text:style-name="Standard">unset PASSPHRASE</text:p>
      <text:p text:style-name="Standard">unset FTP_PASSWORD</text:p>
      <text:p text:style-name="Standard"/>
      <text:p text:style-name="P2">3. Restaura las copias del NAS en una carpeta diferente a la original.</text:p>
      <text:p text:style-name="P2">Escribe los comando que has usado:</text:p>
      <text:p text:style-name="Standard"/>
      <text:p text:style-name="Standard">export PASSPHRASE=SomeLongGeneratedHardToCrackKey</text:p>
      <text:p text:style-name="Standard">export FTP_PASSWORD=WhateverPasswordYouSetUp</text:p>
      <text:p text:style-name="Standard">duplicity --file-to-restore apt/sources.list ftp://FtpUserID@ftp.domain.com/etc /home/user/sources.list</text:p>
      <text:p text:style-name="Standard">unset PASSPHRASE</text:p>
      <text:p text:style-name="Standard">unset FTP_PASSWORD</text:p>
      <text:p text:style-name="Standard"/>
      <text:p text:style-name="Standard"/>
      <text:p text:style-name="P2">4. Haz un listado de los ficheros que contiene la copia de seguridad que has realizado.</text:p>
      <text:p text:style-name="P2">Debes usar el parámetro: list-current-fles</text:p>
      <text:p text:style-name="P2">Escribe los comando que has usado:</text:p>
      <text:p text:style-name="Standard"/>
      <text:p text:style-name="Standard">export PASSPHRASE=SomeLongGeneratedHardToCrackKey</text:p>
      <text:p text:style-name="Standard">export FTP_PASSWORD=WhateverPasswordYouSetUp</text:p>
      <text:p text:style-name="Standard">duplicity list-current-files ftp://FtpUserID@ftp.domain.com/etc</text:p>
      <text:p text:style-name="Standard">unset PASSPHRASE</text:p>
      <text:p text:style-name="Standard">unset FTP_PASSWORD</text:p>
      <text:p text:style-name="Standard"/>
      <text:p text:style-name="Standard"/>
      <text:p text:style-name="P2">5. Chequea la copia para ver las últimas modificaciones</text:p>
      <text:p text:style-name="P2">Debes usar el parámetro: verify</text:p>
      <text:p text:style-name="P2">Escribe los comando que has usado:</text:p>
      <text:p text:style-name="Standard"/>
      <text:p text:style-name="Standard">export PASSPHRASE=SomeLongGeneratedHardToCrackKey</text:p>
      <text:p text:style-name="Standard">export FTP_PASSWORD=WhateverPasswordYouSetUp</text:p>
      <text:p text:style-name="Standard">duplicity verify ftp://FtpUserID@ftp.domain.com/etc /etc</text:p>
      <text:p text:style-name="Standard">unset PASSPHRASE</text:p>
      <text:p text:style-name="Standard">unset FTP_PASSWOR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1e2d89" officeooo:paragraph-rsid="001e2d8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uplicity<text:tab/>Seguridad Informatica<text:tab/>2ª SMR B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6T18:08:32.327000000</meta:creation-date>
    <dc:date>2021-02-16T18:42:24.921000000</dc:date>
    <meta:editing-duration>PT3M32S</meta:editing-duration>
    <meta:editing-cycles>1</meta:editing-cycles>
    <meta:document-statistic meta:table-count="0" meta:image-count="0" meta:object-count="0" meta:page-count="1" meta:paragraph-count="40" meta:word-count="190" meta:character-count="1723" meta:non-whitespace-character-count="1574"/>
    <meta:generator>LibreOffice/6.4.4.2$Windows_X86_64 LibreOffice_project/3d775be2011f3886db32dfd395a6a6d1ca2630ff</meta:generator>
  </office:meta>
</office:document-meta>
</file>